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371cm" fo:min-width="18.42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053cm" fo:min-width="13.724cm"/>
      <style:paragraph-properties style:writing-mode="lr-tb"/>
    </style:style>
    <style:style style:name="gr3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19.64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5.621cm" svg:x="33.385cm" svg:y="15.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224cm" svg:height="11.303cm" svg:x="53.324cm" svg:y="34.6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445cm" svg:height="2.667cm" svg:x="62.227cm" svg:y="35.157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445cm" svg:height="2.667cm" svg:x="55.005cm" svg:y="42.001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721cm" svg:height="1.568cm" svg:x="53.723cm" svg:y="35.285cm">
          <draw:text-box>
            <text:p><text:span text:style-name="T1">Distan</text:span><text:span text:style-name="T1">ces</text:span></text:p>
          </draw:text-box>
        </draw:frame>
        <draw:frame draw:style-name="gr5" draw:text-style-name="P5" draw:layer="layout" svg:width="2.675cm" svg:height="1.043cm" svg:x="60.104cm" svg:y="43.977cm">
          <draw:text-box>
            <text:p>uses</text:p>
          </draw:text-box>
        </draw:frame>
        <draw:connector draw:style-name="gr6" draw:text-style-name="P6" draw:layer="layout" svg:x1="59.45cm" svg:y1="43.334cm" svg:x2="62.227cm" svg:y2="43.334cm" draw:start-shape="id1" draw:start-glue-point="1" draw:end-shape="id2" svg:d="M59450 43334h2777" svg:viewBox="0 0 2778 1">
          <text:p/>
        </draw:connector>
        <draw:custom-shape draw:style-name="gr3" draw:text-style-name="P3" xml:id="id2" draw:id="id2" draw:layer="layout" svg:width="4.445cm" svg:height="2.667cm" svg:x="62.227cm" svg:y="42.001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64.449cm" svg:y1="42.001cm" svg:x2="64.449cm" svg:y2="37.824cm" draw:start-shape="id2" draw:start-glue-point="0" draw:end-shape="id3" svg:d="M64449 42001v-4177" svg:viewBox="0 0 1 4178">
          <text:p/>
        </draw:connector>
        <draw:frame draw:style-name="gr5" draw:text-style-name="P5" draw:layer="layout" svg:width="1.451cm" svg:height="1.043cm" svg:x="64.837cm" svg:y="38.813cm">
          <draw:text-box>
            <text:p>isa</text:p>
          </draw:text-box>
        </draw:frame>
        <draw:custom-shape draw:style-name="gr7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9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1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451cm" svg:height="1.043cm" svg:x="20.31cm" svg:y="38.677cm">
          <draw:text-box>
            <text:p>isa</text:p>
          </draw:text-box>
        </draw:frame>
        <draw:connector draw:style-name="gr6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6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3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5" draw:text-style-name="P5" draw:layer="layout" svg:width="2.675cm" svg:height="1.043cm" svg:x="15.909cm" svg:y="34.69cm">
          <draw:text-box>
            <text:p>use</text:p>
          </draw:text-box>
        </draw:frame>
        <draw:custom-shape draw:style-name="gr11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1.451cm" svg:height="1.043cm" svg:x="17.254cm" svg:y="29.391cm">
          <draw:text-box>
            <text:p>isa</text:p>
          </draw:text-box>
        </draw:frame>
        <draw:connector draw:style-name="gr6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3" draw:text-style-name="P9" draw:layer="layout" svg:width="20.14cm" svg:height="17.104cm" svg:x="11.668cm" svg:y="3.7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5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8.351cm" svg:y1="16.883cm" svg:x2="18.352cm" svg:y2="13.941cm" draw:start-shape="id8" draw:start-glue-point="0" draw:end-shape="id9" draw:end-glue-point="2" svg:d="M18351 16883v-1472h1v-1470" svg:viewBox="0 0 2 2943">
          <text:p/>
        </draw:connector>
        <draw:connector draw:style-name="gr6" draw:text-style-name="P6" draw:layer="layout" svg:x1="18.352cm" svg:y1="11.274cm" svg:x2="18.352cm" svg:y2="7.465cm" draw:start-shape="id9" draw:start-glue-point="0" draw:end-shape="id10" draw:end-glue-point="2" svg:d="M18352 11274v-3809" svg:viewBox="0 0 1 3810">
          <text:p/>
        </draw:connector>
        <draw:custom-shape draw:style-name="gr3" draw:text-style-name="P3" xml:id="id11" draw:id="id11" draw:layer="layout" svg:width="4.445cm" svg:height="2.667cm" svg:x="24.171cm" svg:y="11.274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6.393cm" svg:y1="11.274cm" svg:x2="26.393cm" svg:y2="7.492cm" draw:start-shape="id11" draw:end-shape="id12" svg:d="M26393 11274v-3782" svg:viewBox="0 0 1 3783">
          <text:p/>
        </draw:connector>
        <draw:frame draw:style-name="gr16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6" draw:text-style-name="P6" draw:layer="layout" svg:x1="25.343cm" svg:y1="16.883cm" svg:x2="18.352cm" svg:y2="13.941cm" draw:start-shape="id13" draw:start-glue-point="0" draw:end-shape="id9" draw:end-glue-point="2" svg:d="M25343 16883v-1472h-6991v-1470" svg:viewBox="0 0 6992 2943">
          <text:p/>
        </draw:connector>
        <draw:frame draw:style-name="gr5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3" draw:text-style-name="P3" xml:id="id9" draw:id="id9" draw:layer="layout" svg:width="4.445cm" svg:height="2.667cm" svg:x="16.13cm" svg:y="11.274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4.445cm" svg:height="2.667cm" svg:x="23.121cm" svg:y="16.88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445cm" svg:height="2.667cm" svg:x="16.129cm" svg:y="16.88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0.575cm" svg:y1="12.607cm" svg:x2="24.171cm" svg:y2="12.607cm" draw:start-shape="id9" draw:start-glue-point="1" draw:end-shape="id11" svg:d="M20575 12607h3596" svg:viewBox="0 0 3597 1">
          <text:p/>
        </draw:connector>
        <draw:frame draw:style-name="gr5" draw:text-style-name="P5" draw:layer="layout" svg:width="2.766cm" svg:height="1.043cm" svg:x="21.208cm" svg:y="11.514cm">
          <draw:text-box>
            <text:p>solves</text:p>
          </draw:text-box>
        </draw:frame>
        <draw:frame draw:style-name="gr5" draw:text-style-name="P5" draw:layer="layout" svg:width="2.766cm" svg:height="1.043cm" svg:x="29.608cm" svg:y="11.515cm">
          <draw:text-box>
            <text:p>wraps</text:p>
          </draw:text-box>
        </draw:frame>
        <draw:connector draw:style-name="gr6" draw:text-style-name="P6" draw:layer="layout" svg:x1="28.616cm" svg:y1="12.607cm" svg:x2="34.417cm" svg:y2="12.607cm" draw:start-shape="id11" draw:start-glue-point="1" draw:end-shape="id14" svg:d="M28616 12607h5801" svg:viewBox="0 0 5802 1">
          <text:p/>
        </draw:connector>
        <draw:frame draw:style-name="gr17" draw:text-style-name="P5" draw:layer="layout" svg:width="2.126cm" svg:height="1.27cm" svg:x="13.071cm" svg:y="17.256cm">
          <draw:text-box>
            <text:p>uses</text:p>
          </draw:text-box>
        </draw:frame>
        <draw:connector draw:style-name="gr6" draw:text-style-name="P6" draw:layer="layout" svg:x1="16.13cm" svg:y1="12.607cm" svg:x2="15.321cm" svg:y2="25.1cm" draw:start-shape="id9" draw:start-glue-point="3" draw:end-shape="id15" draw:end-glue-point="0" svg:d="M16130 12607h-809v12493" svg:viewBox="0 0 810 12494">
          <text:p/>
        </draw:connector>
        <draw:custom-shape draw:style-name="gr3" draw:text-style-name="P8" xml:id="id18" draw:id="id18" draw:layer="layout" svg:width="4.445cm" svg:height="2.667cm" svg:x="34.782cm" svg:y="22.107cm">
          <text:p text:style-name="P7"><text:span text:style-name="T2">Next</text:span></text:p>
          <text:p text:style-name="P7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766cm" svg:height="1.27cm" svg:x="29.071cm" svg:y="16.956cm">
          <draw:text-box>
            <text:p>uses</text:p>
          </draw:text-box>
        </draw:frame>
        <draw:connector draw:style-name="gr6" draw:text-style-name="P6" draw:layer="layout" svg:x1="27.566cm" svg:y1="18.216cm" svg:x2="34.782cm" svg:y2="18.219cm" draw:start-shape="id13" draw:end-shape="id16" svg:d="M27566 18216h3607v3h3609" svg:viewBox="0 0 7217 4">
          <text:p/>
        </draw:connector>
        <draw:custom-shape draw:style-name="gr3" draw:text-style-name="P3" xml:id="id17" draw:id="id17" draw:layer="layout" svg:width="4.445cm" svg:height="2.667cm" svg:x="55.005cm" svg:y="37.001cm">
          <text:p text:style-name="P2">Relational</text:p>
          <text:p text:style-name="P2">Metric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51cm" svg:height="1.043cm" svg:x="58.338cm" svg:y="40.214cm">
          <draw:text-box>
            <text:p>isa</text:p>
          </draw:text-box>
        </draw:frame>
        <draw:connector draw:style-name="gr6" draw:text-style-name="P6" draw:layer="layout" svg:x1="57.227cm" svg:y1="42.001cm" svg:x2="57.227cm" svg:y2="39.668cm" draw:start-shape="id1" draw:start-glue-point="0" draw:end-shape="id17" svg:d="M57227 42001v-2333" svg:viewBox="0 0 1 2334">
          <text:p/>
        </draw:connector>
        <draw:custom-shape draw:style-name="gr3" draw:text-style-name="P3" xml:id="id19" draw:id="id19" draw:layer="layout" svg:width="4.445cm" svg:height="2.667cm" svg:x="39.481cm" svg:y="26.635cm">
          <text:p text:style-name="P2">Output</text:p>
          <text:p text:style-name="P2">TypeDiff</text:p>
          <draw:enhanced-geometry svg:viewBox="0 0 21600 21600" draw:type="rectangle" draw:enhanced-path="M 0 0 L 21600 0 21600 21600 0 21600 0 0 Z N"/>
        </draw:custom-shape>
        <draw:custom-shape draw:style-name="gr3" draw:text-style-name="P3" xml:id="id21" draw:id="id21" draw:layer="layout" svg:width="4.445cm" svg:height="2.667cm" svg:x="45.577cm" svg:y="26.635cm">
          <text:p text:style-name="P2">Output</text:p>
          <text:p text:style-name="P2">Deltta</text:p>
          <draw:enhanced-geometry svg:viewBox="0 0 21600 21600" draw:type="rectangle" draw:enhanced-path="M 0 0 L 21600 0 21600 21600 0 21600 0 0 Z N"/>
        </draw:custom-shape>
        <draw:custom-shape draw:style-name="gr3" draw:text-style-name="P3" xml:id="id16" draw:id="id16" draw:layer="layout" svg:width="4.445cm" svg:height="2.667cm" svg:x="34.782cm" svg:y="16.886cm">
          <text:p text:style-name="P2">Boundary</text:p>
          <text:p text:style-name="P2">Search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451cm" svg:height="1.043cm" svg:x="37.609cm" svg:y="20.388cm">
          <draw:text-box>
            <text:p>isa</text:p>
          </draw:text-box>
        </draw:frame>
        <draw:connector draw:style-name="gr6" draw:text-style-name="P6" draw:layer="layout" svg:x1="37.004cm" svg:y1="22.107cm" svg:x2="37.004cm" svg:y2="19.553cm" draw:start-shape="id18" draw:start-glue-point="0" draw:end-shape="id16" draw:end-glue-point="2" svg:d="M37004 22107v-2554" svg:viewBox="0 0 1 2555">
          <text:p/>
        </draw:connector>
        <draw:custom-shape draw:style-name="gr3" draw:text-style-name="P3" xml:id="id20" draw:id="id20" draw:layer="layout" svg:width="4.445cm" svg:height="2.667cm" svg:x="42.621cm" svg:y="22.107cm">
          <text:p text:style-name="P2">Stop</text:p>
          <text:p text:style-name="P2">Criter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41.703cm" svg:y1="26.635cm" svg:x2="44.843cm" svg:y2="24.774cm" draw:start-shape="id19" draw:end-shape="id20" svg:d="M41703 26635v-931h3140v-930" svg:viewBox="0 0 3141 1862">
          <text:p/>
        </draw:connector>
        <draw:connector draw:style-name="gr6" draw:text-style-name="P6" draw:layer="layout" svg:x1="47.799cm" svg:y1="26.635cm" svg:x2="44.843cm" svg:y2="24.774cm" draw:start-shape="id21" draw:end-shape="id20" svg:d="M47799 26635v-931h-2956v-930" svg:viewBox="0 0 2957 1862">
          <text:p/>
        </draw:connector>
        <draw:frame draw:style-name="gr5" draw:text-style-name="P5" draw:layer="layout" svg:width="1.451cm" svg:height="1.043cm" svg:x="43.872cm" svg:y="26cm">
          <draw:text-box>
            <text:p>isa</text:p>
          </draw:text-box>
        </draw:frame>
        <draw:frame draw:style-name="gr17" draw:text-style-name="P5" draw:layer="layout" svg:width="2.766cm" svg:height="1.27cm" svg:x="40.116cm" svg:y="22.474cm">
          <draw:text-box>
            <text:p>uses</text:p>
          </draw:text-box>
        </draw:frame>
        <draw:connector draw:style-name="gr6" draw:text-style-name="P6" draw:layer="layout" svg:x1="39.227cm" svg:y1="23.44cm" svg:x2="42.621cm" svg:y2="23.44cm" draw:start-shape="id18" draw:start-glue-point="1" draw:end-shape="id20" svg:d="M39227 23440h3394" svg:viewBox="0 0 3395 1">
          <text:p/>
        </draw:connector>
        <draw:frame draw:style-name="gr17" draw:text-style-name="P5" draw:layer="layout" svg:width="2.766cm" svg:height="1.27cm" svg:x="48.653cm" svg:y="29.829cm">
          <draw:text-box>
            <text:p>uses</text:p>
          </draw:text-box>
        </draw:frame>
        <draw:connector draw:style-name="gr6" draw:text-style-name="P6" draw:layer="layout" svg:x1="47.799cm" svg:y1="29.302cm" svg:x2="55.005cm" svg:y2="38.334cm" draw:start-shape="id21" draw:start-glue-point="2" draw:end-shape="id17" draw:end-glue-point="3" svg:d="M47799 29302v9032h7206" svg:viewBox="0 0 7207 903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4T22:51:48.778779105</dc:date>
    <meta:editing-duration>P21DT12H16M9S</meta:editing-duration>
    <meta:editing-cycles>254</meta:editing-cycles>
    <meta:generator>LibreOffice/7.3.4.2$Linux_X86_64 LibreOffice_project/30$Build-2</meta:generator>
    <meta:document-statistic meta:object-count="66"/>
  </office:meta>
</office:document-meta>
</file>